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ato" svg:font-family="La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9.943cm"/>
    </style:style>
    <style:style style:name="co3" style:family="table-column">
      <style:table-column-properties fo:break-before="auto" style:column-width="14.623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96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1.3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pe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3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bre de créatures affectées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nches de 5m supplémentaires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nches de 10m supplémentaires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mbre de fois où le sort a été lancé de suit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égâts maximum de l’arme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mbres d’aiguillons créés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urée en secondes du sort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V max du cadavre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OL de la cible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lus du sort initial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oids en kilo de l’objet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mbre de membres générés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ombre d’orbes manifestées</text:p>
          </table:table-cell>
          <table:table-cell table:number-columns-repeated="1022"/>
        </table:table-row>
        <table:table-row table:style-name="ro4" table:number-rows-repeated="421">
          <table:table-cell table:number-columns-repeated="1024"/>
        </table:table-row>
        <table:table-row table:style-name="ro4" table:number-rows-repeated="2">
          <table:table-cell table:number-columns-repeated="1023"/>
          <table:table-cell table:style-name="ce19"/>
        </table:table-row>
        <table:table-row table:style-name="ro4" table:number-rows-repeated="10481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ato" svg:font-family="La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style:text-align-source="fix" style:repeat-content="false" fo:wrap-option="wrap" fo:padding="0.25cm" style:vertical-align="middle"/>
      <style:paragraph-properties fo:text-align="start"/>
      <style:text-properties style:font-name="Lato" fo:font-family="Lato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21:25:44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1T22:13:42.768000000</dc:date>
    <meta:editing-duration>PT2H20M8S</meta:editing-duration>
    <meta:editing-cycles>16</meta:editing-cycles>
    <meta:generator>LibreOffice/6.4.3.2$Windows_X86_64 LibreOffice_project/747b5d0ebf89f41c860ec2a39efd7cb15b54f2d8</meta:generator>
    <meta:document-statistic meta:table-count="1" meta:cell-count="28" meta:object-count="0"/>
  </office:meta>
</office:document-meta>
</file>